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9" text:continue-numbering="true" text:continue-list="list_Image8"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1" text:continue-numbering="true" text:continue-list="list_Im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2" text:continue-numbering="true" text:continue-list="list_Image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3" text:continue-numbering="true" text:continue-list="list_Image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4" text:continue-numbering="true" text:continue-list="list_Image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6" text:continue-numbering="true" text:continue-list="list_Image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7" text:continue-numbering="true" text:continue-list="list_Image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9" text:continue-numbering="true" text:continue-list="list_Image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0" text:continue-numbering="true" text:continue-list="list_Image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2" text:continue-numbering="true" text:continue-list="list_Image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3" text:continue-numbering="true" text:continue-list="list_Image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25" text:continue-numbering="true" text:continue-list="list_Image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6" text:continue-numbering="true" text:continue-list="list_Image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7" text:continue-numbering="true" text:continue-list="list_Image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8" text:continue-numbering="true" text:continue-list="list_Image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9" text:continue-numbering="true" text:continue-list="list_Image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0" text:continue-numbering="true" text:continue-list="list_Image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1" text:continue-numbering="true" text:continue-list="list_Image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2" text:continue-numbering="true" text:continue-list="list_Image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3" text:continue-numbering="true" text:continue-list="list_Image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4" text:continue-numbering="true" text:continue-list="list_Image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5" text:continue-numbering="true" text:continue-list="list_Image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6" text:continue-numbering="true" text:continue-list="list_Image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7" text:continue-numbering="true" text:continue-list="list_Image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8" text:continue-numbering="true" text:continue-list="list_Image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9" text:continue-numbering="true" text:continue-list="list_Imag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0" text:continue-numbering="true" text:continue-list="list_Imag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1" text:continue-numbering="true" text:continue-list="list_Imag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2" text:continue-numbering="true" text:continue-list="list_Imag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3" text:continue-numbering="true" text:continue-list="list_Imag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4" text:continue-numbering="true" text:continue-list="list_Imag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5" text:continue-numbering="true" text:continue-list="list_Imag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6" text:continue-numbering="true" text:continue-list="list_Imag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7" text:continue-numbering="true" text:continue-list="list_Imag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8" text:continue-numbering="true" text:continue-list="list_Imag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49" text:continue-numbering="true" text:continue-list="list_Image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1" text:continue-numbering="true" text:continue-list="list_Image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53" text:continue-numbering="true" text:continue-list="list_Imag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54" text:continue-numbering="true" text:continue-list="list_Imag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5" text:continue-numbering="true" text:continue-list="list_Imag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6" text:continue-numbering="true" text:continue-list="list_Imag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7" text:continue-numbering="true" text:continue-list="list_Imag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8" text:continue-numbering="true" text:continue-list="list_Image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59" text:continue-numbering="true" text:continue-list="list_Image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60" text:continue-numbering="true" text:continue-list="list_Image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62" text:continue-numbering="true" text:continue-list="list_Image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63" text:continue-numbering="true" text:continue-list="list_Image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64" text:continue-numbering="true" text:continue-list="list_Image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